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Range1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  <style:style style:name="ce5" style:family="table-cell" style:parent-style-name="Default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ie1-summary" table:style-name="ta1">
        <table:table-column table:style-name="co1" table:default-cell-style-name="ce2"/>
        <table:table-column table:style-name="co2" table:number-columns-repeated="20" table:default-cell-style-name="ce4"/>
        <table:table-column table:style-name="co2" table:number-columns-repeated="15" table:default-cell-style-name="ce5"/>
        <table:table-column table:style-name="co3" table:default-cell-style-name="ce5"/>
        <table:table-column table:style-name="co4" table:number-columns-repeated="987" table:default-cell-style-name="Default"/>
        <table:table-row table:style-name="ro1"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6" table:number-columns-repeated="987"/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900" calcext:value-type="float">
            <text:p>1090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800" calcext:value-type="float">
            <text:p>10800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700" calcext:value-type="float">
            <text:p>10700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600" calcext:value-type="float">
            <text:p>1060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500" calcext:value-type="float">
            <text:p>1050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400" calcext:value-type="float">
            <text:p>1040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300" calcext:value-type="float">
            <text:p>1030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200" calcext:value-type="float">
            <text:p>1020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100" calcext:value-type="float">
            <text:p>10100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6" calcext:value-type="float">
            <text:p>6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6" calcext:value-type="float">
            <text:p>6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6" calcext:value-type="float">
            <text:p>6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calcext:conditional-formats>
          <calcext:conditional-format calcext:target-range-address="'die1-summary'.B2:'die1-summary'.AK46">
            <calcext:condition calcext:apply-style-name="Range0" calcext:value="=0" calcext:base-cell-address="'die1-summary'.B2"/>
            <calcext:condition calcext:apply-style-name="Range1" calcext:value="=1" calcext:base-cell-address="'die1-summary'.B2"/>
            <calcext:condition calcext:apply-style-name="Range2" calcext:value="=2" calcext:base-cell-address="'die1-summary'.B2"/>
            <calcext:condition calcext:apply-style-name="Range3" calcext:value="=3" calcext:base-cell-address="'die1-summary'.B2"/>
            <calcext:condition calcext:apply-style-name="Range4" calcext:value="=4" calcext:base-cell-address="'die1-summary'.B2"/>
            <calcext:condition calcext:apply-style-name="Range5" calcext:value="=5" calcext:base-cell-address="'die1-summary'.B2"/>
            <calcext:condition calcext:apply-style-name="Range6" calcext:value="=6" calcext:base-cell-address="'die1-summary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nge0" style:family="table-cell" style:parent-style-name="Default">
      <style:table-cell-properties fo:background-color="#1a9850"/>
    </style:style>
    <style:style style:name="Range6" style:family="table-cell" style:parent-style-name="Default">
      <style:table-cell-properties fo:background-color="#d73027"/>
    </style:style>
    <style:style style:name="Range3" style:family="table-cell" style:parent-style-name="Default">
      <style:table-cell-properties fo:background-color="#ffffbf"/>
    </style:style>
    <style:style style:name="Range1" style:family="table-cell" style:parent-style-name="Default">
      <style:table-cell-properties fo:background-color="#91cf60"/>
    </style:style>
    <style:style style:name="Range2" style:family="table-cell" style:parent-style-name="Default">
      <style:table-cell-properties fo:background-color="#d9ef8b"/>
    </style:style>
    <style:style style:name="Range4" style:family="table-cell" style:parent-style-name="Default">
      <style:table-cell-properties fo:background-color="#fee08b"/>
    </style:style>
    <style:style style:name="Range5" style:family="table-cell" style:parent-style-name="Default">
      <style:table-cell-properties fo:background-color="#fc8d5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9:04:14.046003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1-10T19:05:44.348333979</dc:date>
    <meta:editing-duration>PT8H15M36S</meta:editing-duration>
    <meta:editing-cycles>9</meta:editing-cycles>
    <meta:document-statistic meta:table-count="1" meta:cell-count="1701" meta:object-count="0"/>
  </office:meta>
</office:document-meta>
</file>